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Marathi" svg:font-family="Lohit Marath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200%"/>
      <style:text-properties fo:font-size="14pt" style:font-size-asian="14pt" style:font-size-complex="14pt"/>
    </style:style>
    <style:style style:name="P2" style:parent-style-name="Standard" style:family="paragraph">
      <style:paragraph-properties fo:text-align="center" fo:line-height="200%"/>
    </style:style>
    <style:style style:name="T3" style:parent-style-name="DefaultParagraphFont" style:family="text">
      <style:text-properties fo:font-size="16pt" style:font-size-asian="16pt" style:font-size-complex="16pt"/>
    </style:style>
    <style:style style:name="P4" style:parent-style-name="Standard" style:family="paragraph">
      <style:paragraph-properties fo:text-align="justify" fo:line-height="200%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T6" style:parent-style-name="DefaultParagraphFont" style:family="text">
      <style:text-properties fo:font-size="14pt" style:font-size-asian="14pt" style:font-size-complex="14pt"/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T28" style:parent-style-name="DefaultParagraphFont" style:family="text">
      <style:text-properties fo:font-size="14pt" style:font-size-asian="14pt" style:font-size-complex="14pt"/>
    </style:style>
    <style:style style:name="T29" style:parent-style-name="DefaultParagraphFont" style:family="text">
      <style:text-properties fo:font-size="14pt" style:font-size-asian="14pt" style:font-size-complex="14pt"/>
    </style:style>
    <style:style style:name="T30" style:parent-style-name="DefaultParagraphFont" style:family="text">
      <style:text-properties fo:font-size="14pt" style:font-size-asian="14pt" style:font-size-complex="14pt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T32" style:parent-style-name="DefaultParagraphFont" style:family="text">
      <style:text-properties fo:font-size="14pt" style:font-size-asian="14pt" style:font-size-complex="14pt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T34" style:parent-style-name="DefaultParagraphFont" style:family="text">
      <style:text-properties fo:font-size="14pt" style:font-size-asian="14pt" style:font-size-complex="14pt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T36" style:parent-style-name="DefaultParagraphFont" style:family="text">
      <style:text-properties fo:font-size="14pt" style:font-size-asian="14pt" style:font-size-complex="14pt"/>
    </style:style>
    <style:style style:name="T37" style:parent-style-name="DefaultParagraphFont" style:family="text">
      <style:text-properties fo:font-size="14pt" style:font-size-asian="14pt" style:font-size-complex="14pt"/>
    </style:style>
    <style:style style:name="T38" style:parent-style-name="DefaultParagraphFont" style:family="text">
      <style:text-properties fo:font-size="14pt" style:font-size-asian="14pt" style:font-size-complex="14pt"/>
    </style:style>
    <style:style style:name="T39" style:parent-style-name="DefaultParagraphFont" style:family="text">
      <style:text-properties fo:font-size="14pt" style:font-size-asian="14pt" style:font-size-complex="14pt"/>
    </style:style>
    <style:style style:name="T40" style:parent-style-name="DefaultParagraphFont" style:family="text">
      <style:text-properties fo:font-size="14pt" style:font-size-asian="14pt" style:font-size-complex="14pt"/>
    </style:style>
    <style:style style:name="T41" style:parent-style-name="DefaultParagraphFont" style:family="text">
      <style:text-properties fo:font-size="14pt" style:font-size-asian="14pt" style:font-size-complex="14pt"/>
    </style:style>
    <style:style style:name="T42" style:parent-style-name="DefaultParagraphFont" style:family="text">
      <style:text-properties fo:font-size="14pt" style:font-size-asian="14pt" style:font-size-complex="14pt"/>
    </style:style>
    <style:style style:name="T43" style:parent-style-name="DefaultParagraphFont" style:family="text">
      <style:text-properties fo:font-size="14pt" style:font-size-asian="14pt" style:font-size-complex="14pt"/>
    </style:style>
    <style:style style:name="T44" style:parent-style-name="DefaultParagraphFont" style:family="text">
      <style:text-properties fo:font-size="14pt" style:font-size-asian="14pt" style:font-size-complex="14pt"/>
    </style:style>
    <style:style style:name="T45" style:parent-style-name="DefaultParagraphFont" style:family="text">
      <style:text-properties fo:font-size="14pt" style:font-size-asian="14pt" style:font-size-complex="14pt"/>
    </style:style>
    <style:style style:name="T46" style:parent-style-name="DefaultParagraphFont" style:family="text">
      <style:text-properties fo:font-size="14pt" style:font-size-asian="14pt" style:font-size-complex="14pt"/>
    </style:style>
    <style:style style:name="T47" style:parent-style-name="DefaultParagraphFont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/>
      <text:p text:style-name="P2"><text:span text:style-name="T3">Culture</text:span></text:p>
      <text:p text:style-name="P4"><text:span text:style-name="T5"><text:s text:c="2"/></text:span><text:span text:style-name="T6"><text:tab/>Jamaica's system of government is a Parliamentary Democracy, meaning it's<text:s/></text:span><text:span text:style-name="T7">a</text:span><text:span text:style-name="T8"><text:s/>Constitution Monarchy. They speak</text:span><text:span text:style-name="T9"><text:s/></text:span><text:span text:style-name="T10">Patois</text:span><text:span text:style-name="T11">,</text:span><text:span text:style-name="T12"><text:s/>which is a combination<text:s/></text:span><text:span text:style-name="T13">of the</text:span><text:span text:style-name="T14"><text:s/>African languages<text:s/></text:span><text:span text:style-name="T15">Twi and</text:span><text:span text:style-name="T16"><text:s/>Kwa but based on the English language</text:span><text:span text:style-name="T17"><text:s/>and</text:span><text:span text:style-name="T18"><text:s/></text:span><text:span text:style-name="T19">is generally</text:span><text:span text:style-name="T20"><text:s/>used in<text:s/></text:span><text:span text:style-name="T21">informal</text:span><text:span text:style-name="T22"><text:s/>speech.<text:s/></text:span><text:span text:style-name="T23">Jamaica celebrated</text:span><text:span text:style-name="T24"><text:s/>50 years of independence in 2012 after finally breaking away from centuries of the rule by the<text:s/></text:span><text:span text:style-name="T25">Spanish and then the<text:s/></text:span><text:span text:style-name="T26">British.<text:s/></text:span><text:span text:style-name="T27">Jamaica's population<text:s/></text:span><text:span text:style-name="T28">was<text:s/></text:span><text:span text:style-name="T29">2.8 million in 2015</text:span><text:span text:style-name="T30"><text:s/>and<text:s/></text:span><text:span text:style-name="T31">estimated to about 2.7 million in 2013 and the island is 10,990<text:s/></text:span><text:span text:style-name="T32">square kilometers. <text:s/>Jamaica's current leader,<text:s/></text:span><text:span text:style-name="T33">Simpson Miller</text:span><text:span text:style-name="T34">,</text:span><text:span text:style-name="T35"><text:s/>is head of the government</text:span><text:span text:style-name="T36">, while<text:s/></text:span><text:span text:style-name="T37">Andrew Holness<text:s/></text:span><text:span text:style-name="T38">is go</text:span><text:span text:style-name="T39">verning Jamaica</text:span><text:span text:style-name="T40">’s</text:span><text:span text:style-name="T41"><text:s/>labor<text:s/></text:span><text:span text:style-name="T42">party and was sworn in as P</text:span><text:span text:style-name="T43">rime Minister<text:s/></text:span><text:span text:style-name="T44">in March</text:span><text:span text:style-name="T45"><text:s/></text:span><text:span text:style-name="T46">of<text:s/></text:span><text:span text:style-name="T47">201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Lohit Marathi" svg:font-family="Lohit Marathi" style:font-family-generic="system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Lohit Marath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reg Price</dc:creator>
    <meta:creation-date>2016-03-15T11:32:00Z</meta:creation-date>
    <dc:date>2016-03-16T17:25:00Z</dc:date>
    <meta:print-date>2016-03-16T17:25:00Z</meta:print-date>
    <meta:template xlink:href="Normal" xlink:type="simple"/>
    <meta:editing-cycles>6</meta:editing-cycles>
    <meta:editing-duration>PT840S</meta:editing-duration>
    <meta:document-statistic meta:page-count="1" meta:paragraph-count="1" meta:word-count="107" meta:character-count="719" meta:row-count="5" meta:non-whitespace-character-count="613"/>
  </office:meta>
</office:document-meta>
</file>